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8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3" office:value-type="string" calcext:value-type="string">
            <text:p>Hyperlien</text:p>
          </table:table-cell>
          <table:table-cell table:style-name="ce1" office:value-type="string" calcext:value-type="string">
            <text:p>Date de création/modification</text:p>
          </table:table-cell>
          <table:table-cell table:style-name="ce1" office:value-type="string" calcext:value-type="string">
            <text:p>Descriptif</text:p>
          </table:table-cell>
          <table:table-cell table:style-name="ce6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PID.svg" xlink:type="simple">Lien vers le PID</text:a></text:p>
          </table:table-cell>
          <table:table-cell table:style-name="ce5" office:value-type="date" office:date-value="2020-10-21" calcext:value-type="date">
            <text:p>21/10/20</text:p>
          </table:table-cell>
          <table:table-cell table:style-name="ce2" office:value-type="string" calcext:value-type="string">
            <text:p>Création du premier PID pour le système d’arrosage du mur végétalisé standard</text:p>
          </table:table-cell>
          <table:table-cell table:style-name="ce4" table:number-columns-repeated="102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../Nomenclature.ods" xlink:type="simple">Lien vers la nomenclature</text:a></text:p>
          </table:table-cell>
          <table:table-cell table:style-name="ce5" office:value-type="date" office:date-value="2020-10-21" calcext:value-type="date">
            <text:p>21/10/20</text:p>
          </table:table-cell>
          <table:table-cell table:style-name="ce2" office:value-type="string" calcext:value-type="string">
            <text:p>Création de la nomenclature détaillant l’équipement nécessaire à l’installation du système automatisé d’arrosage des murs végétalisés.</text:p>
          </table:table-cell>
          <table:table-cell table:number-columns-repeated="102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../PID-petit-projet-extérieur-version-2.pdf" xlink:type="simple">Lien vers le PID</text:a></text:p>
          </table:table-cell>
          <table:table-cell table:style-name="ce5" office:value-type="date" office:date-value="2020-11-16" calcext:value-type="date">
            <text:p>16/11/20</text:p>
          </table:table-cell>
          <table:table-cell table:style-name="ce2" office:value-type="string" calcext:value-type="string">
            <text:p>Apport des correctifs sur le petit projet de mur végétalisé en extérieur.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../Nomenclature%20petit%20projet%20extérieur.ods" xlink:type="simple">Lien vers la nomenclature</text:a></text:p>
          </table:table-cell>
          <table:table-cell table:style-name="ce5" office:value-type="date" office:date-value="2020-11-16" calcext:value-type="date">
            <text:p>16/11/20</text:p>
          </table:table-cell>
          <table:table-cell table:style-name="ce2" office:value-type="string" calcext:value-type="string">
            <text:p>Apport des correctifs sur le petit projet de mur végétalisé en extérieur.</text:p>
          </table:table-cell>
          <table:table-cell table:number-columns-repeated="102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../Mur%20végétalisé%20d'intérieur/PID-mur-végétalisé-d_intérieur.pdf" xlink:type="simple">Lien vers le PID</text:a></text:p>
          </table:table-cell>
          <table:table-cell table:style-name="ce5" office:value-type="date" office:date-value="2020-11-16" calcext:value-type="date">
            <text:p>16/11/20</text:p>
          </table:table-cell>
          <table:table-cell table:style-name="ce2" office:value-type="string" calcext:value-type="string">
            <text:p>Création du PID pour le système du mur végétalisé d’intérieur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string" calcext:value-type="string">
            <text:p>/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3:53:59.3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12:07.810644891</meta:creation-date>
    <meta:generator>LibreOffice/5.2.5.1$Windows_x86 LibreOffice_project/0312e1a284a7d50ca85a365c316c7abbf20a4d22</meta:generator>
    <dc:date>2020-11-16T13:55:03.873000000</dc:date>
    <meta:editing-duration>PT23M25S</meta:editing-duration>
    <meta:editing-cycles>6</meta:editing-cycles>
    <meta:document-statistic meta:table-count="1" meta:cell-count="28" meta:object-count="0"/>
  </office:meta>
</office:document-meta>
</file>